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60e" officeooo:paragraph-rsid="0009360e"/>
    </style:style>
    <style:style style:name="P2" style:family="paragraph" style:parent-style-name="Standard">
      <style:text-properties officeooo:rsid="000a1f0c" officeooo:paragraph-rsid="000a1f0c"/>
    </style:style>
    <style:style style:name="P3" style:family="paragraph" style:parent-style-name="Standard">
      <style:text-properties officeooo:rsid="000bc7ad" officeooo:paragraph-rsid="000bc7ad"/>
    </style:style>
    <style:style style:name="P4" style:family="paragraph" style:parent-style-name="Standard">
      <style:text-properties officeooo:rsid="000dcc2b" officeooo:paragraph-rsid="000dcc2b"/>
    </style:style>
    <style:style style:name="P5" style:family="paragraph" style:parent-style-name="Standard">
      <style:text-properties officeooo:rsid="000e0b26" officeooo:paragraph-rsid="000e0b26"/>
    </style:style>
    <style:style style:name="P6" style:family="paragraph" style:parent-style-name="Standard">
      <style:text-properties officeooo:rsid="000edea5" officeooo:paragraph-rsid="000edea5"/>
    </style:style>
    <style:style style:name="P7" style:family="paragraph" style:parent-style-name="Standard">
      <style:text-properties officeooo:rsid="000f9be4" officeooo:paragraph-rsid="000f9be4"/>
    </style:style>
    <style:style style:name="P8" style:family="paragraph" style:parent-style-name="Standard">
      <style:text-properties officeooo:rsid="001186c3" officeooo:paragraph-rsid="001186c3"/>
    </style:style>
    <style:style style:name="P9" style:family="paragraph" style:parent-style-name="Standard">
      <style:text-properties officeooo:rsid="0012ff5b" officeooo:paragraph-rsid="0012ff5b"/>
    </style:style>
    <style:style style:name="P10" style:family="paragraph" style:parent-style-name="Standard">
      <style:text-properties officeooo:rsid="0014b548" officeooo:paragraph-rsid="0014a47e"/>
    </style:style>
    <style:style style:name="P11" style:family="paragraph" style:parent-style-name="Standard">
      <style:text-properties officeooo:rsid="0014befe" officeooo:paragraph-rsid="0014befe"/>
    </style:style>
    <style:style style:name="P12" style:family="paragraph" style:parent-style-name="Standard">
      <style:text-properties officeooo:rsid="0016412e" officeooo:paragraph-rsid="0016412e"/>
    </style:style>
    <style:style style:name="P13" style:family="paragraph" style:parent-style-name="Standard">
      <style:text-properties officeooo:rsid="0018088c" officeooo:paragraph-rsid="0018088c"/>
    </style:style>
    <style:style style:name="P14" style:family="paragraph" style:parent-style-name="Standard">
      <style:text-properties officeooo:rsid="00196ae8" officeooo:paragraph-rsid="00196ae8"/>
    </style:style>
    <style:style style:name="P15" style:family="paragraph" style:parent-style-name="Standard">
      <style:text-properties officeooo:rsid="001aedb8" officeooo:paragraph-rsid="001aed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endocrino</text:p>
      <text:p text:style-name="P1"/>
      <text:p text:style-name="P2">15: funcions del sistema digestiu. motilitat, secreció, digestió i absorció </text:p>
      <text:p text:style-name="P2"/>
      <text:p text:style-name="P2">estructura tub digestiu: </text:p>
      <text:p text:style-name="P2"/>
      <text:p text:style-name="P2">recobert per muscul llis circular. </text:p>
      <text:p text:style-name="P2">utilitat? quan nosaltres estirem muscul llis, es contrau. automatisme contràctil. s’obren mecanoreceptors de calci, i si entra calci es contrau. (de tipus L)</text:p>
      <text:p text:style-name="P2"><text:tab/> <text:s/>actua com un sinciti perque esta unit per gap junctions. </text:p>
      <text:p text:style-name="P2"><text:tab/> <text:s/>com es un sinciti funcional, totes les cel·lules que els rodejen també permejen calci i es contrauen al unison -&gt; bolus alimentari baixa al unison. per gravetat i per dilatació esofàgica baixa. peristaltisme, al llarg de tot el tub digestiu. </text:p>
      <text:p text:style-name="P2"/>
      <text:p text:style-name="P2">ho hem de controlar tot</text:p>
      <text:p text:style-name="P2">depenent del que mengem el peristaltisme ha de ser més ràpid o lent per poder digerir-lo be. ajustat al tipus d’aliment</text:p>
      <text:p text:style-name="P2"/>
      <text:p text:style-name="P2">al tub digestiu, hi ha un sistema nervios propi (enteric) </text:p>
      <text:p text:style-name="P2">compost per dos plexes: </text:p>
      <text:p text:style-name="P2"><text:tab/>de auerbach (mienteri): controla motilitat</text:p>
      <text:p text:style-name="P2"><text:tab/>de meissner (submucós): controla secrecó</text:p>
      <text:p text:style-name="P2"/>
      <text:p text:style-name="P2">es pot regular a nivell local amb receptors (mienteric, que també es controla pel sistema nervios autonom)</text:p>
      <text:p text:style-name="P2"/>
      <text:p text:style-name="P2">sistema nervios simpatic s’oposa a la digestió (situació d’alerta) </text:p>
      <text:p text:style-name="P2">parasimpàtic de recàrrega</text:p>
      <text:p text:style-name="P2"/>
      <text:p text:style-name="P2">sistema entèric tenim 100 milions de neurones. </text:p>
      <text:p text:style-name="P2">s’encarreguen de controlar tot aixo. </text:p>
      <text:p text:style-name="P2"/>
      <text:p text:style-name="P2">100 milions a la medula espinal</text:p>
      <text:p text:style-name="P2"/>
      <text:p text:style-name="P2">100 mil milions al cervell</text:p>
      <text:p text:style-name="P2"/>
      <text:p text:style-name="P2"/>
      <text:p text:style-name="P2"/>
      <text:p text:style-name="P3"/>
      <text:p text:style-name="P3">secrecio paracrina: </text:p>
      <text:p text:style-name="P3">molecules senyalitzadores que actuen localment</text:p>
      <text:p text:style-name="P3"/>
      <text:p text:style-name="P3">secrecio hormonal: </text:p>
      <text:p text:style-name="P3">hormones secretades per diferents cells glandulars digestives i extra digestives. </text:p>
      <text:p text:style-name="P3"/>
      <text:p text:style-name="P3"/>
      <text:p text:style-name="P3">revolució del ozempic receptors GLT1 </text:p>
      <text:p text:style-name="P3"/>
      <text:p text:style-name="P3">esofag: es dilata pel bolus alimentari. s’afavoreix si estem verticals o asseguts. </text:p>
      <text:p text:style-name="P3"/>
      <text:p text:style-name="P3"/>
      <text:p text:style-name="P3"/>
      <text:p text:style-name="P3"><text:soft-page-break/>que sentim a estomac? si tenim gana, no sentim res mes. </text:p>
      <text:p text:style-name="P3"/>
      <text:p text:style-name="P3"/>
      <text:p text:style-name="P3">esfinter esofagico inferior: </text:p>
      <text:p text:style-name="P3">al final esofag. ha de permetre entrada aliment estomac i s’ha de tancar immediatament, pels acids a l’estomac. si es queda obert, hi ha reflux. es acid clorhidric i crema parets esofag. </text:p>
      <text:p text:style-name="P3"/>
      <text:p text:style-name="P3">patologia associada</text:p>
      <text:p text:style-name="P3">- acalasia: no s’obre (es cura amb oxid nitric, que el relaxa) </text:p>
      <text:p text:style-name="P3">- espasmes esofagics: contraccions anomales de l’esofag</text:p>
      <text:p text:style-name="P3">- reflux (hernia de hiat) </text:p>
      <text:p text:style-name="P3"/>
      <text:p text:style-name="P3">(tambe es poden donar bloquejadors de canals de calci) </text:p>
      <text:p text:style-name="P3"/>
      <text:p text:style-name="P3"/>
      <text:p text:style-name="P3"/>
      <text:p text:style-name="P4">part superior estomac: fundus (acumula aliment) </text:p>
      <text:p text:style-name="P4"/>
      <text:p text:style-name="P4">estomac buit: poca llum. (100mL)</text:p>
      <text:p text:style-name="P4"><text:tab/>no podem tenir mes perque es un gast molt gran si esta dilatat (factors gastrics, hormones, acid clorhidric, pepsina...). el que fem es que tenim mecanoreceptors del vago que informa com toca la paret de l’aliment, va al tronc encefalic i envia una senyal que dilata delta del estomac. </text:p>
      <text:p text:style-name="P4"/>
      <text:p text:style-name="P4">la primera part va al fundus. despres va al cos (comencen moviments de trituració molt potent amb HCl per desmontar proteïnes i part del midó). després els mecanoreceptors del cos determinen que el tamany de particula es petit, comencen ones de propulsió al duodè. dilaten pilor, permeten entrada de quimo al duode (quimo es el bolo). duodè: digestió química, tamany inferior a 2mm </text:p>
      <text:p text:style-name="P4"/>
      <text:p text:style-name="P4">si el duodè detecta que és molt gran, es tanca i es tanca el pilor i envia el quimo a l’estomac una altra vegada. resaca.</text:p>
      <text:p text:style-name="P4"/>
      <text:p text:style-name="P4">qui governa estomac? parasimpatic amb acetilcolina, gastrina i motilina.</text:p>
      <text:p text:style-name="P4">qui impedeix moviment? simpatic, adrenalia, VIP, GIP i secretina. </text:p>
      <text:p text:style-name="P4"/>
      <text:p text:style-name="P4">senyals que son enviades des de parts posteriors del sistema digestiu (si te molt o sera molt lent, es produeixen factors que enlenteixen digestio) </text:p>
      <text:p text:style-name="P4"/>
      <text:p text:style-name="P5">intesti prim: </text:p>
      <text:p text:style-name="P5">intesti absortiu. absorbim. tot els nutrients. en la caca no pot quedar res. </text:p>
      <text:p text:style-name="P5"/>
      <text:p text:style-name="P5">2 moviments: propulsiu per avançarr, segmentacions</text:p>
      <text:p text:style-name="P5"/>
      <text:p text:style-name="P5">per trams es contrau com una vena i te una barreja que fa diferents funcions: escurrir aigua (enzims que cal posar al quim es menor), es barrejen enzims del pancrees i de la paret del tub digestiu (facilitat digestion) </text:p>
      <text:p text:style-name="P5"/>
      <text:p text:style-name="P5"/>
      <text:p text:style-name="P6">duodeno, yeyuno, ileo </text:p>
      <text:p text:style-name="P6"/>
      <text:p text:style-name="P6"/>
      <text:p text:style-name="P6"/>
      <text:p text:style-name="P6"/>
      <text:p text:style-name="P6"><text:soft-page-break/>un cop hem aprofitat tot, hi ha un quimo amb fibra i restes.</text:p>
      <text:p text:style-name="P6"/>
      <text:p text:style-name="P6">esfinter ileocecal sempre s’obre quan hi ha pressio des de l’ili fins al cec (prim a gruixut), mai inrevés (perquè intestí gruixut hi ha microbioma propi que si entra al intesti prim es patogenic) </text:p>
      <text:p text:style-name="P6">la fibra es la cel·lulosa i els bacteris poden fermentar i extraure acids grassos essencials. contingut colonic. </text:p>
      <text:p text:style-name="P6"/>
      <text:p text:style-name="P6">microbioma propi al intesti prim tambe existeix</text:p>
      <text:p text:style-name="P3"/>
      <text:p text:style-name="P6">intesti gruixut per mobilitzar aigua </text:p>
      <text:p text:style-name="P6"/>
      <text:p text:style-name="P6">9L que mobilitzem aigua en 24h, perdem 200mL en caca. </text:p>
      <text:p text:style-name="P6"/>
      <text:p text:style-name="P6">haustracions: contraccions de grans parts de intesti gruix epr reabsorbir aigua</text:p>
      <text:p text:style-name="P6"/>
      <text:p text:style-name="P6">segmentaris: reabsorbir aigua</text:p>
      <text:p text:style-name="P6"/>
      <text:p text:style-name="P6">antipropulsius: en direccio al cec que retorna contingut de forma retrograda per reabsorbir aigua</text:p>
      <text:p text:style-name="P6"/>
      <text:p text:style-name="P6">en massa: moviment propulsio anterograd de grans parts del intesti gruixut per afavorir defecacio</text:p>
      <text:p text:style-name="P6"/>
      <text:p text:style-name="P6"/>
      <text:p text:style-name="P6">secrecio salival</text:p>
      <text:p text:style-name="P6">saliva lubricant perque te molt moc (carbohidrats) facilita mastegar i que aliment no sigui abrassiu</text:p>
      <text:p text:style-name="P6">funcio també enzimàtica (amilasa salival que talla mido) </text:p>
      <text:p text:style-name="P6">bactericida (nomes entren per nas o boca: lisozima)(Immunoglobulina A) <text:s/>amortiguadora (pH), gustativa</text:p>
      <text:p text:style-name="P6"/>
      <text:p text:style-name="P6">secrecio gastrica variada. </text:p>
      <text:p text:style-name="P6">HCL produid per cel·lules parietals. trenca estructures quaternaries i terciaries proteines, facilita absorcio proteines. mata 90% dels bacteris que entren. sobreviuen bacteris enquistats. </text:p>
      <text:p text:style-name="P6"/>
      <text:p text:style-name="P7">factor intrinsec per cells parietals. acomplexa B12 i permet absorcio. si no tenim fem anemia megaloblastic. celules en estat de blast no funcionals. secundaries, us de homeoprazol. inhibeix bomba de protons, antiacid. a llarg termini si donem producte les cells oxintiques s’atrofien, no es produeix factor, deficiencia b12</text:p>
      <text:p text:style-name="P7"/>
      <text:p text:style-name="P7">pepsina per cells principals (pepsinogen -&gt; pepsina (forma activa)) degrada proteInes </text:p>
      <text:p text:style-name="P7">mucus: protector</text:p>
      <text:p text:style-name="P7"/>
      <text:p text:style-name="P7">gastrina: cells G al pilor, activa secrecio HCL</text:p>
      <text:p text:style-name="P7"/>
      <text:p text:style-name="P7">histamina: produida per cells enterocromafies, activa secrecio HCL</text:p>
      <text:p text:style-name="P7"/>
      <text:p text:style-name="P7">somatostatina produides per cells D, inhibeixen secrecio HCL</text:p>
      <text:p text:style-name="P7"/>
      <text:p text:style-name="P7"/>
      <text:p text:style-name="P7"/>
      <text:p text:style-name="P7">secrecio pancreatica. </text:p>
      <text:p text:style-name="P7">enzims: </text:p>
      <text:p text:style-name="P7"/>
      <text:p text:style-name="P7">tripsina</text:p>
      <text:p text:style-name="P7"><text:soft-page-break/>gran riquesa de bicarbonat perque el pH del quimus és àcid. (per el HCL) perque es neutralitzi PH <text:tab/></text:p>
      <text:p text:style-name="P7"/>
      <text:p text:style-name="P7">fetge a digestio: bilis. agafa restes hemoglobina i els transofmra en pigments biliars. emulsiona greixos. </text:p>
      <text:p text:style-name="P7"/>
      <text:p text:style-name="P7">bilis: </text:p>
      <text:p text:style-name="P7"/>
      <text:p text:style-name="P7">acids biliars: acid colic, acid quenodesociloci...</text:p>
      <text:p text:style-name="P7"/>
      <text:p text:style-name="P7"/>
      <text:p text:style-name="P7"/>
      <text:p text:style-name="P7">amilasa salival i pancreatica digereix mido en llum del tub digestiu produint oligosacarids </text:p>
      <text:p text:style-name="P7">digestió del oligosacarid es realitza en la superficie apical del duode o yeyu per oligosacaridases (alfa dextrinasa o isomaltasa i glucoamilasa) i per disacarasasas (lactasa i sacarasa)</text:p>
      <text:p text:style-name="P7"/>
      <text:p text:style-name="P7"/>
      <text:p text:style-name="P7">almido -&gt; almido i dextrinasa -&gt; oligosacarid -&gt; monosacarid </text:p>
      <text:p text:style-name="P7"/>
      <text:p text:style-name="P7">nomes podem absorbir monosacarids. </text:p>
      <text:p text:style-name="P7"/>
      <text:p text:style-name="P7"/>
      <text:p text:style-name="P7">risc de deixar carbohidrats complexos al llum intesti: fermenten per bacteris microbioma: pot arribar a danyar la mucosa. </text:p>
      <text:p text:style-name="P7"/>
      <text:p text:style-name="P7"/>
      <text:p text:style-name="P7">absorcio glucids: sistema de simport. </text:p>
      <text:p text:style-name="P7"/>
      <text:p text:style-name="P7">transport glucosa i galactosa: simport de sodi (consumeix energia) </text:p>
      <text:p text:style-name="P7">fructosa: no depen de Na (no depen d’energia) </text:p>
      <text:p text:style-name="P7"/>
      <text:p text:style-name="P7">fiquem rapid per simport. lmao.</text:p>
      <text:p text:style-name="P7"/>
      <text:p text:style-name="P7"/>
      <text:p text:style-name="P8">anomalia amb fructosa per concentracio pot donar lloc a transtorns digestius. sensibilitat especial a fructosa i fructans. xd</text:p>
      <text:p text:style-name="P8"/>
      <text:p text:style-name="P8"/>
      <text:p text:style-name="P9">lactasa: no podem veure llet en estat adult. lactosa no digerida es metabolitza per bacteris colonics, produint gas i augment de la distensio intestinal. sintomes: diarrea, distensio abdominal, borborimes. </text:p>
      <text:p text:style-name="P9"/>
      <text:p text:style-name="P9">deficiencia de sacarasa-isomaltasa: sintomes similars. malaltia hereditaria autosomica recessiva. </text:p>
      <text:p text:style-name="P9"/>
      <text:p text:style-name="P10">llet sense lactosa no va be perque no te cap benefici. </text:p>
      <text:p text:style-name="P10"/>
      <text:p text:style-name="P11">diabetes tipus 2: diabetes per abus sucres simples. quan mengem sucre simple, produim molt insulina que te molts efectes de transportar coses i arriba un moment en el qual el sistema es col·lapsa. resistència perifèrica a la insulina. insulina i receptors es desacoblen de la senyal i no fa res. </text:p>
      <text:p text:style-name="P11"/>
      <text:p text:style-name="P11"/>
      <text:p text:style-name="P11"/>
      <text:p text:style-name="P12"><text:soft-page-break/>digestio proteines</text:p>
      <text:p text:style-name="P12"/>
      <text:p text:style-name="P12">comença a estomac. </text:p>
      <text:p text:style-name="P12">pepsina i HCL </text:p>
      <text:p text:style-name="P12">intesti prim arriba proteina, peptid i oligopeptid</text:p>
      <text:p text:style-name="P12"/>
      <text:p text:style-name="P12">pancrees amb tripsina que destrueix proteines</text:p>
      <text:p text:style-name="P12"/>
      <text:p text:style-name="P12"/>
      <text:p text:style-name="P12">absorbim aminoacids. en superficie apical d’enterocits tenim peptidases que deixen tot en aminoacids. no podem absorbir peptids perque molts patogens produeixen toxines peptidiques, i moltes son toxiques. tallem tot i prou. es poden arribar a absorbir dipeptids i tripeptids per pinocitosis. </text:p>
      <text:p text:style-name="P12"/>
      <text:p text:style-name="P12"/>
      <text:p text:style-name="P12">a la sang nomes van aminoacids. </text:p>
      <text:p text:style-name="P12"/>
      <text:p text:style-name="P13">celiaquia. proteina anomenada gluten que és reconeguda per estrany desencadenant resposta immunologica (al·lergia al gluten). maquinaria molt potent. es deixa d’absorbir. </text:p>
      <text:p text:style-name="P13"/>
      <text:p text:style-name="P14">avena. cereal sin gluten. si preparem avenes se sol usar la mateixa maquinaria per altres cereals i queden traces de gluten. </text:p>
      <text:p text:style-name="P14"/>
      <text:p text:style-name="P14"/>
      <text:p text:style-name="P15">lipids</text:p>
      <text:p text:style-name="P15"/>
      <text:p text:style-name="P15">lipasa a la boca, principalment al duode. gracies a lipases pancreatiques. </text:p>
      <text:p text:style-name="P15">lipasa pancreatca, fosfolipasa...</text:p>
      <text:p text:style-name="P15">greixos no presents a la sang perque no es barrejen: via limfatica (quilomicrons) -&gt; fetge -&gt; proteines i albumines -&gt; resta del cos</text:p>
      <text:p text:style-name="P15"/>
      <text:p text:style-name="P15">alteracions pancreatiques (no molt pancreas bicarbonat) </text:p>
      <text:p text:style-name="P15"/>
      <text:p text:style-name="P15">alteracio biliar: bilis necessari per emulsionar greixos i poder absorbir</text:p>
      <text:p text:style-name="P15"/>
      <text:p text:style-name="P15">quimo mol tacid: dificil tamponar pH i lipasa pancreatica que necessita pH basic per actuar s’inacti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09:15:39.051792820</meta:creation-date>
    <dc:date>2025-02-13T10:34:07.953544308</dc:date>
    <meta:editing-duration>PT57M9S</meta:editing-duration>
    <meta:editing-cycles>17</meta:editing-cycles>
    <meta:generator>LibreOffice/24.2.7.2$Linux_X86_64 LibreOffice_project/420$Build-2</meta:generator>
    <meta:document-statistic meta:table-count="0" meta:image-count="0" meta:object-count="0" meta:page-count="5" meta:paragraph-count="106" meta:word-count="1280" meta:character-count="8472" meta:non-whitespace-character-count="7225"/>
  </office:meta>
</office:document-meta>
</file>